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0eeee" draw:textarea-horizontal-align="justify" draw:textarea-vertical-align="middle" draw:auto-grow-height="false" fo:min-height="17.35cm" fo:min-width="5.3cm"/>
    </style:style>
    <style:style style:name="gr2" style:family="graphic" style:parent-style-name="standard">
      <style:graphic-properties draw:fill-color="#83caff" draw:textarea-horizontal-align="justify" draw:textarea-vertical-align="middle" draw:auto-grow-height="false" fo:min-height="17.35cm" fo:min-width="5.3cm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 fo:min-height="17.35cm" fo:min-width="5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5" style:family="graphic" style:parent-style-name="objectwithoutfill">
      <style:graphic-properties svg:stroke-width="0.1cm" svg:stroke-color="#cd1076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svg:stroke-color="#ff6633" draw:fill-color="#ff8080" draw:textarea-horizontal-align="justify" draw:textarea-vertical-align="middle" draw:auto-grow-height="false" fo:min-height="0.458cm" fo:min-width="0.20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1" style:family="graphic" style:parent-style-name="standard">
      <style:graphic-properties svg:stroke-width="0.212cm" svg:stroke-color="#ff8080" draw:marker-start-width="0.517cm" draw:marker-end-width="0.517cm" draw:fill-color="#ffffff" draw:opacity="0%" draw:textarea-horizontal-align="justify" draw:textarea-vertical-align="middle" draw:auto-grow-height="false" fo:min-height="1.238cm" fo:min-width="0cm" fo:padding-top="0.23cm" fo:padding-bottom="0.23cm" fo:padding-left="0.355cm" fo:padding-right="0.355cm"/>
    </style:style>
    <style:style style:name="gr12" style:family="graphic" style:parent-style-name="standard">
      <style:graphic-properties svg:stroke-width="0.212cm" svg:stroke-color="#ff8080" draw:marker-start-width="0.517cm" draw:marker-end-width="0.517cm" draw:fill-color="#ffffff" draw:opacity="0%" draw:textarea-horizontal-align="justify" draw:textarea-vertical-align="middle" draw:auto-grow-height="false" fo:min-height="1.236cm" fo:min-width="0cm" fo:padding-top="0.23cm" fo:padding-bottom="0.23cm" fo:padding-left="0.355cm" fo:padding-right="0.355cm"/>
    </style:style>
    <style:style style:name="gr13" style:family="graphic" style:parent-style-name="standard">
      <style:graphic-properties svg:stroke-width="0.212cm" svg:stroke-color="#ff8080" draw:marker-start-width="0.517cm" draw:marker-end-width="0.517cm" draw:fill-color="#ffffff" draw:opacity="0%" draw:textarea-horizontal-align="justify" draw:textarea-vertical-align="middle" draw:auto-grow-height="false" fo:min-height="1.52cm" fo:min-width="0cm" fo:padding-top="0.23cm" fo:padding-bottom="0.23cm" fo:padding-left="0.355cm" fo:padding-right="0.355cm"/>
    </style:style>
    <style:style style:name="gr14" style:family="graphic" style:parent-style-name="standard">
      <style:graphic-properties svg:stroke-color="#ff6633" draw:fill-color="#ff8080" draw:textarea-horizontal-align="justify" draw:textarea-vertical-align="middle" draw:auto-grow-height="false" fo:min-height="1.448cm" fo:min-width="1.19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8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0" style:family="graphic">
      <style:graphic-properties style:protect="size"/>
    </style:style>
    <style:style style:name="pr1" style:family="presentation" style:parent-style-name="Alapértelmezett-notes">
      <style:graphic-properties draw:fill-color="#ffffff" draw:auto-grow-height="true" fo:min-height="13.364cm"/>
    </style:style>
    <style:style style:name="P1" style:family="paragraph">
      <loext:graphic-properties draw:fill-color="#e0eeee"/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-color="#aecf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f8080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loext:graphic-properties draw:fill-color="#ffffff" draw:opacity="0%"/>
      <style:paragraph-properties fo:text-align="center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-color="#ffffff"/>
    </style:style>
    <style:style style:name="T1" style:family="text">
      <style:text-properties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office:forms form:automatic-focus="false" form:apply-design-mode="false"/>
        <draw:custom-shape draw:style-name="gr1" draw:text-style-name="P1" draw:layer="layout" svg:width="5.8cm" svg:height="17.6cm" svg:x="0.6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cm" svg:height="17.6cm" svg:x="14.6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cm" svg:height="17.6cm" svg:x="21.6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4cm" svg:height="1.517cm" svg:x="1.3cm" svg:y="2.4cm">
          <draw:text-box>
            <text:p text:style-name="P4"><text:span text:style-name="T1">Def</text:span><text:span text:style-name="T1">ault</text:span></text:p>
          </draw:text-box>
        </draw:frame>
        <draw:custom-shape draw:style-name="gr2" draw:text-style-name="P2" draw:layer="layout" svg:width="5.8cm" svg:height="17.6cm" svg:x="7.6cm" svg:y="1.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4cm" svg:height="1.517cm" svg:x="8.3cm" svg:y="2.383cm">
          <draw:text-box>
            <text:p text:style-name="P4"><text:span text:style-name="T1">Bu</text:span><text:span text:style-name="T1">ndl</text:span><text:span text:style-name="T1">e</text:span></text:p>
          </draw:text-box>
        </draw:frame>
        <draw:frame draw:style-name="gr4" draw:text-style-name="P5" draw:layer="layout" svg:width="5cm" svg:height="1.517cm" svg:x="15cm" svg:y="2.483cm">
          <draw:text-box>
            <text:p text:style-name="P4"><text:span text:style-name="T1">rtcp-mux</text:span></text:p>
          </draw:text-box>
        </draw:frame>
        <draw:frame draw:style-name="gr4" draw:text-style-name="P5" draw:layer="layout" svg:width="4.4cm" svg:height="1.517cm" svg:x="22.4cm" svg:y="2.483cm">
          <draw:text-box>
            <text:p text:style-name="P4"><text:span text:style-name="T1">Bot</text:span><text:span text:style-name="T1">h</text:span></text:p>
          </draw:text-box>
        </draw:frame>
        <draw:line draw:style-name="gr5" draw:text-style-name="P6" draw:layer="layout" svg:x1="0.6cm" svg:y1="12.181cm" svg:x2="6.4cm" svg:y2="12.181cm">
          <text:p/>
        </draw:line>
        <draw:line draw:style-name="gr5" draw:text-style-name="P6" draw:layer="layout" svg:x1="6cm" svg:y1="13.6cm" svg:x2="1cm" svg:y2="13.6cm">
          <text:p/>
        </draw:line>
        <draw:line draw:style-name="gr5" draw:text-style-name="P6" draw:layer="layout" svg:x1="0.6cm" svg:y1="13.6cm" svg:x2="6.4cm" svg:y2="13.6cm">
          <text:p/>
        </draw:line>
        <draw:line draw:style-name="gr5" draw:text-style-name="P6" draw:layer="layout" svg:x1="0.6cm" svg:y1="15cm" svg:x2="6.4cm" svg:y2="15cm">
          <text:p/>
        </draw:line>
        <draw:frame draw:style-name="gr6" draw:text-style-name="P7" draw:layer="layout" svg:width="1cm" svg:height="1.195cm" svg:x="0.8cm" svg:y="12.4cm">
          <draw:text-box>
            <text:p><text:span text:style-name="T2">A</text:span></text:p>
          </draw:text-box>
        </draw:frame>
        <draw:frame draw:style-name="gr6" draw:text-style-name="P7" draw:layer="layout" svg:width="1cm" svg:height="1.195cm" svg:x="0.8cm" svg:y="13.705cm">
          <draw:text-box>
            <text:p><text:span text:style-name="T2">V</text:span></text:p>
          </draw:text-box>
        </draw:frame>
        <draw:line draw:style-name="gr5" draw:text-style-name="P6" draw:layer="layout" svg:x1="2.2cm" svg:y1="15cm" svg:x2="2.2cm" svg:y2="11.2cm">
          <text:p/>
        </draw:line>
        <draw:line draw:style-name="gr5" draw:text-style-name="P6" draw:layer="layout" svg:x1="4.2cm" svg:y1="15cm" svg:x2="4.2cm" svg:y2="11.2cm">
          <text:p/>
        </draw:line>
        <draw:frame draw:style-name="gr7" draw:text-style-name="P8" draw:layer="layout" svg:width="1.8cm" svg:height="0.962cm" svg:x="2.3cm" svg:y="11.2cm">
          <draw:text-box>
            <text:p text:style-name="P4"><text:span text:style-name="T3">RTP</text:span></text:p>
          </draw:text-box>
        </draw:frame>
        <draw:frame draw:style-name="gr7" draw:text-style-name="P9" draw:layer="layout" svg:width="2.4cm" svg:height="0.962cm" svg:x="4.2cm" svg:y="11.2cm">
          <draw:text-box>
            <text:p text:style-name="P4"><text:span text:style-name="T3">R</text:span><text:span text:style-name="T3">T</text:span><text:span text:style-name="T3">C</text:span><text:span text:style-name="T3">P</text:span></text:p>
          </draw:text-box>
        </draw:frame>
        <draw:custom-shape draw:style-name="gr8" draw:text-style-name="P10" draw:layer="layout" svg:width="1cm" svg:height="1cm" svg:x="2.7cm" svg:y="12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10" draw:layer="layout" svg:width="1cm" svg:height="1cm" svg:x="4.8cm" svg:y="12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9" draw:text-style-name="P11" draw:layer="layout" svg:width="5.2cm" svg:height="1.4cm" svg:x="0.9cm" svg:y="6.2cm">
          <draw:text-box>
            <text:p text:style-name="P4"><text:span text:style-name="T4">Connection</text:span><text:span text:style-name="T4">s</text:span></text:p>
          </draw:text-box>
        </draw:frame>
        <draw:frame draw:style-name="gr10" draw:text-style-name="P12" draw:layer="layout" svg:width="2.4cm" svg:height="1.826cm" svg:x="2.198cm" svg:y="4.599cm">
          <draw:text-box>
            <text:p text:style-name="P4"><text:span text:style-name="T5">4</text:span></text:p>
          </draw:text-box>
        </draw:frame>
        <draw:custom-shape draw:style-name="gr8" draw:text-style-name="P10" draw:layer="layout" svg:width="1cm" svg:height="1cm" svg:x="2.7cm" svg:y="13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10" draw:layer="layout" svg:width="1cm" svg:height="1cm" svg:x="4.8cm" svg:y="13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5" draw:text-style-name="P6" draw:layer="layout" svg:x1="7.6cm" svg:y1="12.181cm" svg:x2="13.4cm" svg:y2="12.181cm">
          <text:p/>
        </draw:line>
        <draw:line draw:style-name="gr5" draw:text-style-name="P6" draw:layer="layout" svg:x1="13cm" svg:y1="13.6cm" svg:x2="8cm" svg:y2="13.6cm">
          <text:p/>
        </draw:line>
        <draw:line draw:style-name="gr5" draw:text-style-name="P6" draw:layer="layout" svg:x1="7.6cm" svg:y1="13.6cm" svg:x2="13.4cm" svg:y2="13.6cm">
          <text:p/>
        </draw:line>
        <draw:line draw:style-name="gr5" draw:text-style-name="P6" draw:layer="layout" svg:x1="7.6cm" svg:y1="15cm" svg:x2="13.4cm" svg:y2="15cm">
          <text:p/>
        </draw:line>
        <draw:frame draw:style-name="gr6" draw:text-style-name="P7" draw:layer="layout" svg:width="1cm" svg:height="1.195cm" svg:x="7.8cm" svg:y="12.4cm">
          <draw:text-box>
            <text:p><text:span text:style-name="T2">A</text:span></text:p>
          </draw:text-box>
        </draw:frame>
        <draw:frame draw:style-name="gr6" draw:text-style-name="P7" draw:layer="layout" svg:width="1cm" svg:height="1.195cm" svg:x="7.8cm" svg:y="13.705cm">
          <draw:text-box>
            <text:p><text:span text:style-name="T2">V</text:span></text:p>
          </draw:text-box>
        </draw:frame>
        <draw:line draw:style-name="gr5" draw:text-style-name="P6" draw:layer="layout" svg:x1="9.2cm" svg:y1="15cm" svg:x2="9.2cm" svg:y2="11.2cm">
          <text:p/>
        </draw:line>
        <draw:line draw:style-name="gr5" draw:text-style-name="P6" draw:layer="layout" svg:x1="11.2cm" svg:y1="15cm" svg:x2="11.2cm" svg:y2="11.2cm">
          <text:p/>
        </draw:line>
        <draw:frame draw:style-name="gr7" draw:text-style-name="P8" draw:layer="layout" svg:width="1.8cm" svg:height="0.962cm" svg:x="9.3cm" svg:y="11.2cm">
          <draw:text-box>
            <text:p text:style-name="P4"><text:span text:style-name="T3">RTP</text:span></text:p>
          </draw:text-box>
        </draw:frame>
        <draw:frame draw:style-name="gr7" draw:text-style-name="P9" draw:layer="layout" svg:width="2.4cm" svg:height="0.962cm" svg:x="11.2cm" svg:y="11.2cm">
          <draw:text-box>
            <text:p text:style-name="P4"><text:span text:style-name="T3">RTCP</text:span></text:p>
          </draw:text-box>
        </draw:frame>
        <draw:line draw:style-name="gr5" draw:text-style-name="P6" draw:layer="layout" svg:x1="14.6cm" svg:y1="12.181cm" svg:x2="20.4cm" svg:y2="12.181cm">
          <text:p/>
        </draw:line>
        <draw:line draw:style-name="gr5" draw:text-style-name="P6" draw:layer="layout" svg:x1="20cm" svg:y1="13.6cm" svg:x2="15cm" svg:y2="13.6cm">
          <text:p/>
        </draw:line>
        <draw:line draw:style-name="gr5" draw:text-style-name="P6" draw:layer="layout" svg:x1="14.6cm" svg:y1="13.6cm" svg:x2="20.4cm" svg:y2="13.6cm">
          <text:p/>
        </draw:line>
        <draw:line draw:style-name="gr5" draw:text-style-name="P6" draw:layer="layout" svg:x1="14.6cm" svg:y1="15cm" svg:x2="20.4cm" svg:y2="15cm">
          <text:p/>
        </draw:line>
        <draw:frame draw:style-name="gr6" draw:text-style-name="P7" draw:layer="layout" svg:width="1cm" svg:height="1.195cm" svg:x="14.8cm" svg:y="12.4cm">
          <draw:text-box>
            <text:p><text:span text:style-name="T2">A</text:span></text:p>
          </draw:text-box>
        </draw:frame>
        <draw:frame draw:style-name="gr6" draw:text-style-name="P7" draw:layer="layout" svg:width="1cm" svg:height="1.195cm" svg:x="14.8cm" svg:y="13.705cm">
          <draw:text-box>
            <text:p><text:span text:style-name="T2">V</text:span></text:p>
          </draw:text-box>
        </draw:frame>
        <draw:line draw:style-name="gr5" draw:text-style-name="P6" draw:layer="layout" svg:x1="16.2cm" svg:y1="15cm" svg:x2="16.2cm" svg:y2="11.2cm">
          <text:p/>
        </draw:line>
        <draw:line draw:style-name="gr5" draw:text-style-name="P6" draw:layer="layout" svg:x1="18.2cm" svg:y1="15cm" svg:x2="18.2cm" svg:y2="11.2cm">
          <text:p/>
        </draw:line>
        <draw:frame draw:style-name="gr7" draw:text-style-name="P8" draw:layer="layout" svg:width="1.8cm" svg:height="0.962cm" svg:x="16.3cm" svg:y="11.2cm">
          <draw:text-box>
            <text:p text:style-name="P4"><text:span text:style-name="T3">RTP</text:span></text:p>
          </draw:text-box>
        </draw:frame>
        <draw:frame draw:style-name="gr7" draw:text-style-name="P9" draw:layer="layout" svg:width="2.4cm" svg:height="0.962cm" svg:x="18.2cm" svg:y="11.2cm">
          <draw:text-box>
            <text:p text:style-name="P4"><text:span text:style-name="T3">RTCP</text:span></text:p>
          </draw:text-box>
        </draw:frame>
        <draw:line draw:style-name="gr5" draw:text-style-name="P6" draw:layer="layout" svg:x1="21.6cm" svg:y1="12.181cm" svg:x2="27.4cm" svg:y2="12.181cm">
          <text:p/>
        </draw:line>
        <draw:line draw:style-name="gr5" draw:text-style-name="P6" draw:layer="layout" svg:x1="27cm" svg:y1="13.6cm" svg:x2="22cm" svg:y2="13.6cm">
          <text:p/>
        </draw:line>
        <draw:line draw:style-name="gr5" draw:text-style-name="P6" draw:layer="layout" svg:x1="21.6cm" svg:y1="13.6cm" svg:x2="27.4cm" svg:y2="13.6cm">
          <text:p/>
        </draw:line>
        <draw:line draw:style-name="gr5" draw:text-style-name="P6" draw:layer="layout" svg:x1="21.6cm" svg:y1="15cm" svg:x2="27.4cm" svg:y2="15cm">
          <text:p/>
        </draw:line>
        <draw:frame draw:style-name="gr6" draw:text-style-name="P7" draw:layer="layout" svg:width="1cm" svg:height="1.195cm" svg:x="21.8cm" svg:y="12.4cm">
          <draw:text-box>
            <text:p><text:span text:style-name="T2">A</text:span></text:p>
          </draw:text-box>
        </draw:frame>
        <draw:frame draw:style-name="gr6" draw:text-style-name="P7" draw:layer="layout" svg:width="1cm" svg:height="1.195cm" svg:x="21.8cm" svg:y="13.705cm">
          <draw:text-box>
            <text:p><text:span text:style-name="T2">V</text:span></text:p>
          </draw:text-box>
        </draw:frame>
        <draw:line draw:style-name="gr5" draw:text-style-name="P6" draw:layer="layout" svg:x1="23.2cm" svg:y1="15cm" svg:x2="23.2cm" svg:y2="11.2cm">
          <text:p/>
        </draw:line>
        <draw:line draw:style-name="gr5" draw:text-style-name="P6" draw:layer="layout" svg:x1="25.2cm" svg:y1="15cm" svg:x2="25.2cm" svg:y2="11.2cm">
          <text:p/>
        </draw:line>
        <draw:frame draw:style-name="gr7" draw:text-style-name="P8" draw:layer="layout" svg:width="1.8cm" svg:height="0.962cm" svg:x="23.3cm" svg:y="11.2cm">
          <draw:text-box>
            <text:p text:style-name="P4"><text:span text:style-name="T3">RTP</text:span></text:p>
          </draw:text-box>
        </draw:frame>
        <draw:frame draw:style-name="gr7" draw:text-style-name="P9" draw:layer="layout" svg:width="2.4cm" svg:height="0.962cm" svg:x="25.2cm" svg:y="11.2cm">
          <draw:text-box>
            <text:p text:style-name="P4"><text:span text:style-name="T3">RTCP</text:span></text:p>
          </draw:text-box>
        </draw:frame>
        <draw:custom-shape draw:style-name="gr11" draw:text-style-name="P13" draw:layer="layout" svg:width="0.9cm" svg:height="2.4cm" svg:x="11.9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9cm" svg:height="2.4cm" svg:x="9.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7cm" svg:height="2.8cm" draw:transform="rotate (1.5707963267949) translate (16.8cm 13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7cm" svg:height="2.8cm" draw:transform="rotate (1.5707963267949) translate (16.8cm 14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2.4cm" svg:height="2.4cm" svg:x="24cm" svg:y="12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5" draw:text-style-name="P11" draw:layer="layout" svg:width="5.2cm" svg:height="1.199cm" svg:x="7.9cm" svg:y="6.201cm">
          <draw:text-box>
            <text:p text:style-name="P4"><text:span text:style-name="T4">Connections</text:span></text:p>
          </draw:text-box>
        </draw:frame>
        <draw:frame draw:style-name="gr10" draw:text-style-name="P12" draw:layer="layout" svg:width="2.4cm" svg:height="1.826cm" svg:x="9.198cm" svg:y="4.6cm">
          <draw:text-box>
            <text:p text:style-name="P4"><text:span text:style-name="T5">2</text:span></text:p>
          </draw:text-box>
        </draw:frame>
        <draw:frame draw:style-name="gr16" draw:text-style-name="P11" draw:layer="layout" svg:width="5.2cm" svg:height="1.339cm" svg:x="14.8cm" svg:y="6.261cm">
          <draw:text-box>
            <text:p text:style-name="P4"><text:span text:style-name="T4">Connections</text:span></text:p>
          </draw:text-box>
        </draw:frame>
        <draw:frame draw:style-name="gr10" draw:text-style-name="P12" draw:layer="layout" svg:width="2.4cm" svg:height="1.826cm" svg:x="16.098cm" svg:y="4.66cm">
          <draw:text-box>
            <text:p text:style-name="P4"><text:span text:style-name="T5">2</text:span></text:p>
          </draw:text-box>
        </draw:frame>
        <draw:frame draw:style-name="gr17" draw:text-style-name="P11" draw:layer="layout" svg:width="5.2cm" svg:height="1.195cm" svg:x="21.9cm" svg:y="6.261cm">
          <draw:text-box>
            <text:p text:style-name="P4"><text:span text:style-name="T4">Connection</text:span></text:p>
          </draw:text-box>
        </draw:frame>
        <draw:frame draw:style-name="gr10" draw:text-style-name="P12" draw:layer="layout" svg:width="2.4cm" svg:height="1.826cm" svg:x="23.198cm" svg:y="4.66cm">
          <draw:text-box>
            <text:p text:style-name="P4"><text:span text:style-name="T5">1</text:span></text:p>
          </draw:text-box>
        </draw:frame>
        <draw:frame draw:style-name="gr18" draw:text-style-name="P9" draw:layer="layout" svg:width="5.883cm" svg:height="0.962cm" svg:x="7.6cm" svg:y="16.9cm">
          <draw:text-box>
            <text:p text:style-name="P4"><text:span text:style-name="T3">a=g</text:span><text:span text:style-name="T3">rou</text:span><text:span text:style-name="T3">p:B</text:span><text:span text:style-name="T3">UN</text:span><text:span text:style-name="T3">DLE</text:span></text:p>
          </draw:text-box>
        </draw:frame>
        <draw:frame draw:style-name="gr19" draw:text-style-name="P8" draw:layer="layout" svg:width="4cm" svg:height="0.962cm" svg:x="15.4cm" svg:y="16.838cm">
          <draw:text-box>
            <text:p text:style-name="P14"><text:span text:style-name="T3">a=rtcp-mux</text:span>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4.848cm" svg:height="11.136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4T21:58:23.719053383</meta:creation-date>
    <meta:editing-duration>PT27M38S</meta:editing-duration>
    <meta:editing-cycles>4</meta:editing-cycles>
    <meta:generator>LibreOffice/5.1.6.2$Linux_X86_64 LibreOffice_project/10m0$Build-2</meta:generator>
    <dc:date>2018-02-24T22:37:40.408228179</dc:date>
    <meta:document-statistic meta:object-count="90"/>
  </office:meta>
</office:document-meta>
</file>